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1.7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row table:style-name="ro1">
          <table:table-cell office:value-type="string">
            <text:p>Deterministic merging block scheme with z=2</text:p>
          </table:table-cell>
          <table:table-cell table:number-columns-repeated="7"/>
        </table:table-row>
        <table:table-row table:style-name="ro1">
          <table:table-cell office:value-type="string">
            <text:p>Test case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erging blocks</text:p>
          </table:table-cell>
          <table:table-cell office:value-type="string">
            <text:p>Total nodes</text:p>
          </table:table-cell>
          <table:table-cell office:value-type="string">
            <text:p>q</text:p>
          </table:table-cell>
          <table:table-cell office:value-type="string">
            <text:p>s</text:p>
          </table:table-cell>
          <table:table-cell office:value-type="string">
            <text:p>Total Links</text:p>
          </table:table-cell>
          <table:table-cell office:value-type="string">
            <text:p>Broken Links</text:p>
          </table:table-cell>
          <table:table-cell office:value-type="string">
            <text:p>E(s)</text:p>
          </table:table-cell>
          <table:table-cell office:value-type="string">
            <text:p>Theoretical Upper bound 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1368">
            <text:p>1368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233586">
            <text:p>233586</text:p>
          </table:table-cell>
          <table:table-cell table:style-name="ce1" office:value-type="float" office:value="61429">
            <text:p>61429</text:p>
          </table:table-cell>
          <table:table-cell table:style-name="ce1" office:value-type="float" office:value="0.262982">
            <text:p>0.262982</text:p>
          </table:table-cell>
          <table:table-cell office:value-type="float" office:value="0.27027027">
            <text:p>0.27027027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1368">
            <text:p>1368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233586">
            <text:p>233586</text:p>
          </table:table-cell>
          <table:table-cell office:value-type="float" office:value="66574">
            <text:p>66574</text:p>
          </table:table-cell>
          <table:table-cell office:value-type="float" office:value="0.285009">
            <text:p>0.285009</text:p>
          </table:table-cell>
          <table:table-cell office:value-type="float" office:value="0.405405405">
            <text:p>0.405405405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1368">
            <text:p>1368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233586">
            <text:p>233586</text:p>
          </table:table-cell>
          <table:table-cell office:value-type="float" office:value="68846">
            <text:p>68846</text:p>
          </table:table-cell>
          <table:table-cell office:value-type="float" office:value="0.294735">
            <text:p>0.294735</text:p>
          </table:table-cell>
          <table:table-cell office:value-type="float" office:value="0.540540541">
            <text:p>0.540540541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1681">
            <text:p>168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352380">
            <text:p>352380</text:p>
          </table:table-cell>
          <table:table-cell office:value-type="float" office:value="90100">
            <text:p>90100</text:p>
          </table:table-cell>
          <table:table-cell office:value-type="float" office:value="0.25569">
            <text:p>0.25569</text:p>
          </table:table-cell>
          <table:table-cell office:value-type="float" office:value="0.344827586">
            <text:p>0.34482758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1922">
            <text:p>1922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461280">
            <text:p>461280</text:p>
          </table:table-cell>
          <table:table-cell office:value-type="float" office:value="125236">
            <text:p>125236</text:p>
          </table:table-cell>
          <table:table-cell office:value-type="float" office:value="0.271497">
            <text:p>0.271497</text:p>
          </table:table-cell>
          <table:table-cell office:value-type="float" office:value="0.322580645">
            <text:p>0.322580645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1922">
            <text:p>1922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461280">
            <text:p>461280</text:p>
          </table:table-cell>
          <table:table-cell office:value-type="float" office:value="134334">
            <text:p>134334</text:p>
          </table:table-cell>
          <table:table-cell office:value-type="float" office:value="0.29122">
            <text:p>0.29122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2400">
            <text:p>2400</text:p>
          </table:table-cell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office:value-type="float" office:value="720600">
            <text:p>720600</text:p>
          </table:table-cell>
          <table:table-cell office:value-type="float" office:value="213252">
            <text:p>213252</text:p>
          </table:table-cell>
          <table:table-cell office:value-type="float" office:value="0.29643">
            <text:p>0.29643</text:p>
          </table:table-cell>
          <table:table-cell office:value-type="float" office:value="0.405405405">
            <text:p>0.405405405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2400">
            <text:p>2400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720600">
            <text:p>720600</text:p>
          </table:table-cell>
          <table:table-cell office:value-type="float" office:value="215433">
            <text:p>215433</text:p>
          </table:table-cell>
          <table:table-cell office:value-type="float" office:value="0.2999462">
            <text:p>0.299946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4800">
            <text:p>4800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179700">
            <text:p>179700</text:p>
          </table:table-cell>
          <table:table-cell/>
          <table:table-cell office:value-type="float" office:value="0.201">
            <text:p>0.201</text:p>
          </table:table-cell>
          <table:table-cell office:value-type="float" office:value="0.204081633">
            <text:p>0.204081633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4800">
            <text:p>4800</text:p>
          </table:table-cell>
          <table:table-cell office:value-type="float" office:value="71">
            <text:p>71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4">08/24/2011</text:date>, <text:time>00:1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itra </meta:initial-creator>
    <meta:creation-date>2011-08-21T06:45:56</meta:creation-date>
    <dc:date>2011-08-24T00:19:15</dc:date>
    <dc:creator>aritra </dc:creator>
    <meta:editing-duration>PT2H23M5S</meta:editing-duration>
    <meta:editing-cycles>26</meta:editing-cycles>
    <meta:generator>LibreOffice/3.3$Unix LibreOffice_project/330m19$Build-202</meta:generator>
    <meta:document-statistic meta:table-count="3" meta:cell-count="82" meta:object-count="0"/>
  </office:meta>
</office:document-meta>
</file>